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9.25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7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color="#cccccc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2"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0">
      <style:text-properties fo:color="#cccccc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6" style:family="table-cell" style:parent-style-name="Default" style:data-style-name="N0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Default"/>
          <table:table-cell table:style-name="ce8" office:value-type="string" calcext:value-type="string">
            <text:p>Antal paneler per grupp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Virke bredd (mm)</text:p>
          </table:table-cell>
          <table:table-cell office:value-type="float" office:value="95" calcext:value-type="float">
            <text:p>95,0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office:value-type="string" calcext:value-type="string">
            <text:p>Antal ställningar per grup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Antal grupper 201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0" office:value-type="string" calcext:value-type="string">
            <text:p>Antal ställningar</text:p>
          </table:table-cell>
          <table:table-cell table:style-name="ce15" table:formula="of:=[.C2]*[.C3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paneler</text:p>
          </table:table-cell>
          <table:table-cell table:style-name="ce16" table:formula="of:=[.C3]*[.C1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table:style-name="ce2" office:value-type="string" calcext:value-type="string">
            <text:p>Trä</text:p>
          </table:table-cell>
          <table:table-cell table:style-name="Default" table:number-columns-repeated="2"/>
          <table:table-cell table:style-name="ce2" office:value-type="string" calcext:value-type="string">
            <text:p>Längd/st (mm)</text:p>
          </table:table-cell>
          <table:table-cell table:style-name="ce2" office:value-type="string" calcext:value-type="string">
            <text:p>Antal</text:p>
          </table:table-cell>
          <table:table-cell table:style-name="ce2" office:value-type="string" calcext:value-type="string">
            <text:p>Totallängd (m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</text:p>
          </table:table-cell>
          <table:table-cell table:style-name="Default" table:number-columns-repeated="2"/>
          <table:table-cell office:value-type="float" office:value="3600" calcext:value-type="float">
            <text:p>3600,00</text:p>
          </table:table-cell>
          <table:table-cell table:style-name="ce14" table:formula="of:=[.$C$4]" office:value-type="float" office:value="5" calcext:value-type="float">
            <text:p>5</text:p>
          </table:table-cell>
          <table:table-cell table:formula="of:=[.D8]*[.E8]/1000" office:value-type="float" office:value="18" calcext:value-type="float">
            <text:p>18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pparm</text:p>
          </table:table-cell>
          <table:table-cell table:style-name="Default" table:number-columns-repeated="2"/>
          <table:table-cell table:formula="of:=2500+[.$F$1]/2" office:value-type="float" office:value="2547.5" calcext:value-type="float">
            <text:p>2547,50</text:p>
          </table:table-cell>
          <table:table-cell table:style-name="ce14" table:formula="of:=[.$C$4]" office:value-type="float" office:value="5" calcext:value-type="float">
            <text:p>5</text:p>
          </table:table-cell>
          <table:table-cell table:formula="of:=[.D9]*[.E9]/1000" office:value-type="float" office:value="12.7375" calcext:value-type="float">
            <text:p>12,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cka</text:p>
          </table:table-cell>
          <table:table-cell table:style-name="Default" table:number-columns-repeated="2"/>
          <table:table-cell table:formula="of:=[.$F$1]" office:value-type="float" office:value="95" calcext:value-type="float">
            <text:p>95,00</text:p>
          </table:table-cell>
          <table:table-cell table:style-name="ce14" table:formula="of:=[.$C$4]" office:value-type="float" office:value="5" calcext:value-type="float">
            <text:p>5</text:p>
          </table:table-cell>
          <table:table-cell table:formula="of:=[.D10]*[.E10]/1000" office:value-type="float" office:value="0.475" calcext:value-type="float">
            <text:p>0,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eringsarm</text:p>
          </table:table-cell>
          <table:table-cell table:style-name="Default" table:number-columns-repeated="2"/>
          <table:table-cell table:formula="of:=1732.05+[.$F$1]" office:value-type="float" office:value="1827.05" calcext:value-type="float">
            <text:p>1827,05</text:p>
          </table:table-cell>
          <table:table-cell table:style-name="ce14" table:formula="of:=[.$C$4]" office:value-type="float" office:value="5" calcext:value-type="float">
            <text:p>5</text:p>
          </table:table-cell>
          <table:table-cell table:formula="of:=[.D11]*[.E11]/1000" office:value-type="float" office:value="9.13525" calcext:value-type="float">
            <text:p>9,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s</text:p>
          </table:table-cell>
          <table:table-cell table:style-name="Default" table:number-columns-repeated="2"/>
          <table:table-cell office:value-type="float" office:value="2006.29" calcext:value-type="float">
            <text:p>2006,29</text:p>
          </table:table-cell>
          <table:table-cell table:style-name="ce14" table:formula="of:=([.C4]-1)*2" office:value-type="float" office:value="8" calcext:value-type="float">
            <text:p>8</text:p>
          </table:table-cell>
          <table:table-cell table:formula="of:=[.D12]*[.E12]/1000" office:value-type="float" office:value="16.05032" calcext:value-type="float">
            <text:p>16,05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4"/>
          <table:table-cell table:formula="of:=[.D13]*[.E13]/1000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Summa längd (m)</text:p>
          </table:table-cell>
          <table:table-cell table:formula="of:=SUM([.F8:.F13])" office:value-type="float" office:value="56.39807" calcext:value-type="float">
            <text:p>56,40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Pris (kr/m)</text:p>
          </table:table-cell>
          <table:table-cell office:value-type="float" office:value="17.95" calcext:value-type="float">
            <text:p>17,95</text:p>
          </table:table-cell>
          <table:table-cell office:value-type="string" calcext:value-type="string">
            <text:p>45x95 tryckimpr. Byggmax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Träkostnad</text:p>
          </table:table-cell>
          <table:table-cell table:formula="of:=[.F14]*[.F15]" office:value-type="float" office:value="1012.3453565" calcext:value-type="float">
            <text:p>1012,35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kruv, beslag m.m</text:p>
          </table:table-cell>
          <table:table-cell table:style-name="ce4" office:value-type="string" calcext:value-type="string">
            <text:p>Antal</text:p>
          </table:table-cell>
          <table:table-cell table:style-name="ce4" office:value-type="string" calcext:value-type="string">
            <text:p>Antal per förp</text:p>
          </table:table-cell>
          <table:table-cell table:style-name="ce2" office:value-type="string" calcext:value-type="string">
            <text:p>Pris/förp (kr)</text:p>
          </table:table-cell>
          <table:table-cell table:style-name="ce2" office:value-type="string" calcext:value-type="string">
            <text:p>Antal förp</text:p>
          </table:table-cell>
          <table:table-cell table:style-name="ce2" office:value-type="string" calcext:value-type="string">
            <text:p>Summa (kr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" office:value-type="float" office:value="5" calcext:value-type="float">
            <text:p>5</text:p>
          </table:table-cell>
          <table:table-cell table:style-name="Default" table:formula="of:=FLOOR(1/0.2)" office:value-type="float" office:value="5" calcext:value-type="float">
            <text:p>5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4" table:formula="of:=CEILING([.B19]/[.C19])" office:value-type="float" office:value="1" calcext:value-type="float">
            <text:p>1</text:p>
          </table:table-cell>
          <table:table-cell table:style-name="Default" table:formula="of:=[.D19]*[.E19]" office:value-type="float" office:value="22.9" calcext:value-type="float">
            <text:p>22,9</text:p>
          </table:table-cell>
          <table:table-cell table:style-name="Default" office:value-type="string" calcext:value-type="string">
            <text:p>1x 20 cm stump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*2" office:value-type="float" office:value="10" calcext:value-type="float">
            <text:p>10</text:p>
          </table:table-cell>
          <table:table-cell table:style-name="Default" table:formula="of:=FLOOR(1/0.15)" office:value-type="float" office:value="6" calcext:value-type="float">
            <text:p>6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4" table:formula="of:=CEILING([.B20]/[.C20])" office:value-type="float" office:value="2" calcext:value-type="float">
            <text:p>2</text:p>
          </table:table-cell>
          <table:table-cell table:style-name="Default" table:formula="of:=[.D20]*[.E20]" office:value-type="float" office:value="45.8" calcext:value-type="float">
            <text:p>45,8</text:p>
          </table:table-cell>
          <table:table-cell table:style-name="Default" office:value-type="string" calcext:value-type="string">
            <text:p>2x 15 cm stumpar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6 x 20 skruv</text:p>
          </table:table-cell>
          <table:table-cell table:style-name="Default" table:formula="of:=4*[.$C$5]" office:value-type="float" office:value="40" calcext:value-type="float">
            <text:p>4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4" table:formula="of:=CEILING([.B21]/[.C21])" office:value-type="float" office:value="2" calcext:value-type="float">
            <text:p>2</text:p>
          </table:table-cell>
          <table:table-cell table:style-name="Default" table:formula="of:=[.D21]*[.E21]" office:value-type="float" office:value="119.8" calcext:value-type="float">
            <text:p>119,8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6 mutter</text:p>
          </table:table-cell>
          <table:table-cell table:style-name="Default" table:formula="of:=4*[.$C$5]" office:value-type="float" office:value="40" calcext:value-type="float">
            <text:p>4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9.9" calcext:value-type="float">
            <text:p>49,9</text:p>
          </table:table-cell>
          <table:table-cell table:style-name="ce14" table:formula="of:=CEILING([.B22]/[.C22])" office:value-type="float" office:value="2" calcext:value-type="float">
            <text:p>2</text:p>
          </table:table-cell>
          <table:table-cell table:style-name="Default" table:formula="of:=[.D22]*[.E22]" office:value-type="float" office:value="99.8" calcext:value-type="float">
            <text:p>99,8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mutter</text:p>
          </table:table-cell>
          <table:table-cell table:style-name="Default" table:formula="of:=6*[.$C$4]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4.9" calcext:value-type="float">
            <text:p>54,9</text:p>
          </table:table-cell>
          <table:table-cell table:style-name="ce14" table:formula="of:=CEILING([.B23]/[.C23])" office:value-type="float" office:value="3" calcext:value-type="float">
            <text:p>3</text:p>
          </table:table-cell>
          <table:table-cell table:style-name="Default" table:formula="of:=[.D23]*[.E23]" office:value-type="float" office:value="164.7" calcext:value-type="float">
            <text:p>164,7</text:p>
          </table:table-cell>
          <table:table-cell table:style-name="Default" office:value-type="string" calcext:value-type="string">
            <text:p>6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50 bricka</text:p>
          </table:table-cell>
          <table:table-cell table:style-name="Default" table:formula="of:=6*[.$C$4]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4" table:formula="of:=CEILING([.B24]/[.C24])" office:value-type="float" office:value="3" calcext:value-type="float">
            <text:p>3</text:p>
          </table:table-cell>
          <table:table-cell table:style-name="Default" table:formula="of:=[.D24]*[.E24]" office:value-type="float" office:value="179.7" calcext:value-type="float">
            <text:p>179,7</text:p>
          </table:table-cell>
          <table:table-cell table:style-name="Default" office:value-type="string" calcext:value-type="string">
            <text:p>6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formula="of:=[.D25]*[.E25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Default" table:formula="of:=[.D26]*[.E26]" office:value-type="float" office:value="0" calcext:value-type="float">
            <text:p>0</text:p>
          </table:table-cell>
          <table:table-cell table:style-name="Default"/>
          <table:table-cell table:style-name="ce9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30x30 L-profil</text:p>
          </table:table-cell>
          <table:table-cell table:style-name="Default" table:number-columns-repeated="2"/>
          <table:table-cell table:style-name="Default" office:value-type="float" office:value="177.5" calcext:value-type="float">
            <text:p>177,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D27]*[.E27]" office:value-type="float" office:value="2130" calcext:value-type="float">
            <text:p>2130</text:p>
          </table:table-cell>
          <table:table-cell table:style-name="Default" office:value-type="string" calcext:value-type="string">
            <text:p>gardinpersson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formula="of:=[.D28]*[.E28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Träskruv</text:p>
          </table:table-cell>
          <table:table-cell table:style-name="Default" table:formula="of:=[.C4]*4" office:value-type="float" office:value="20" calcext:value-type="float">
            <text:p>2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69.9" calcext:value-type="float">
            <text:p>69,9</text:p>
          </table:table-cell>
          <table:table-cell table:style-name="ce14" table:formula="of:=CEILING([.B29]/[.C29])" office:value-type="float" office:value="1" calcext:value-type="float">
            <text:p>1</text:p>
          </table:table-cell>
          <table:table-cell table:style-name="Default" table:formula="of:=[.D29]*[.E29]" office:value-type="float" office:value="69.9" calcext:value-type="float">
            <text:p>69,9</text:p>
          </table:table-cell>
          <table:table-cell table:style-name="Default" office:value-type="string" calcext:value-type="string">
            <text:p>4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Jordankare</text:p>
          </table:table-cell>
          <table:table-cell table:style-name="Default" table:number-columns-repeated="2"/>
          <table:table-cell table:style-name="Default" office:value-type="float" office:value="29.9" calcext:value-type="float">
            <text:p>29,9</text:p>
          </table:table-cell>
          <table:table-cell table:style-name="ce14" table:formula="of:=2*[.$C$4]" office:value-type="float" office:value="10" calcext:value-type="float">
            <text:p>10</text:p>
          </table:table-cell>
          <table:table-cell table:style-name="Default" table:formula="of:=[.D30]*[.E30]" office:value-type="float" office:value="299" calcext:value-type="float">
            <text:p>299</text:p>
          </table:table-cell>
          <table:table-cell table:style-name="Default" office:value-type="string" calcext:value-type="string">
            <text:p>Jula, 2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orr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1]*[.E31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its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2]*[.E32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Default" table:formula="of:=[.D33]*[.E33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Summa <text:s/>beslag</text:p>
          </table:table-cell>
          <table:table-cell table:style-name="Default" table:formula="of:=SUM([.F19:.F33])" office:value-type="float" office:value="3131.6" calcext:value-type="float">
            <text:p>3131,6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Koppar resistivitet</text:p>
          </table:table-cell>
          <table:table-cell table:style-name="ce11" office:value-type="float" office:value="0.0000000168" calcext:value-type="float">
            <text:p>1,68E-08</text:p>
          </table:table-cell>
          <table:table-cell table:style-name="Default" table:number-columns-repeated="2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Resistans/m</text:p>
          </table:table-cell>
          <table:table-cell table:style-name="ce4" office:value-type="string" calcext:value-type="string">
            <text:p>Resistans/100m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1.5 mm²</text:p>
          </table:table-cell>
          <table:table-cell table:style-name="Default" table:formula="of:=[.B36]/1.5*1000000" office:value-type="float" office:value="0.0112" calcext:value-type="float">
            <text:p>0,0112</text:p>
          </table:table-cell>
          <table:table-cell table:style-name="Default" table:formula="of:=[.B38]*100" office:value-type="float" office:value="1.12" calcext:value-type="float">
            <text:p>1,1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2.5 mm²</text:p>
          </table:table-cell>
          <table:table-cell table:style-name="Default" table:formula="of:=[.B36]/2.5*1000000" office:value-type="float" office:value="0.00672" calcext:value-type="float">
            <text:p>0,00672</text:p>
          </table:table-cell>
          <table:table-cell table:style-name="Default" table:formula="of:=[.B39]*100" office:value-type="float" office:value="0.672" calcext:value-type="float">
            <text:p>0,67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ka bra att lägga 2.5 mm². 10 kW ~ 13 A per fas → 200 W vs 100 W förlust (2% vs 1%)</text:p>
          </table:table-cell>
          <table:table-cell table:style-name="Default" table:number-columns-repeated="3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Kablage</text:p>
          </table:table-cell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5" office:value-type="string" calcext:value-type="string">
            <text:p>MC4 crimptång</text:p>
          </table:table-cell>
          <table:table-cell table:style-name="ce6" table:number-columns-repeated="2"/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4]*[.E44]" office:value-type="float" office:value="249" calcext:value-type="float">
            <text:p>249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MC hona + hane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5]*[.E45]" office:value-type="float" office:value="156" calcext:value-type="float">
            <text:p>156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Kabel 4 mm² dubbelisolerad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formula="of:=[.D46]*[.E46]" office:value-type="float" office:value="2800" calcext:value-type="float">
            <text:p>2800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-faskabel</text:p>
          </table:table-cell>
          <table:table-cell office:value-type="string" calcext:value-type="string">
            <text:p>EKKJ, N1XV, FKKJ, J-suffix = utomhus</text:p>
            <text:p>EKLK ok om i skyddsrör</text:p>
          </table:table-cell>
          <table:table-cell table:style-name="Default"/>
          <table:table-cell table:style-name="Default" table:formula="of:=1209/50" office:value-type="float" office:value="24.18" calcext:value-type="float">
            <text:p>24,18</text:p>
          </table:table-cell>
          <table:table-cell table:style-name="ce17" office:value-type="float" office:value="100" calcext:value-type="float">
            <text:p>100,00</text:p>
          </table:table-cell>
          <table:table-cell table:style-name="Default" table:formula="of:=[.D47]*[.E47]" office:value-type="float" office:value="2418" calcext:value-type="float">
            <text:p>2418</text:p>
          </table:table-cell>
          <table:table-cell table:style-name="Default" office:value-type="string" calcext:value-type="string">
            <text:p><text:a xlink:href="http://www.biltema.se/sv/Bygg/El/Kabelinstallation/Jordkabel-2000034535/" xlink:type="simple">http://www.biltema.se/sv/Bygg/El/Kabelinstallation/Jordkabel-2000034535/</text:a></text:p>
            <text:p><text:a xlink:href="https://www.clasohlson.com/se/Jordkabel-EKKJ-MCMK-4x2,5+2,5/Pr490424010" xlink:type="simple">https://www.clasohlson.com/se/Jordkabel-EKKJ-MCMK-4x2,5+2,5/Pr490424010</text:a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Skyddsrör</text:p>
          </table:table-cell>
          <table:table-cell table:style-name="Default" office:value-type="string" calcext:value-type="string">
            <text:p>Slipper skyddsrör om jordkabel</text:p>
          </table:table-cell>
          <table:table-cell table:style-name="Default" table:number-columns-repeated="4"/>
          <table:table-cell table:style-name="Default" office:value-type="string" calcext:value-type="string">
            <text:p>http://www.alternativ.nu/index.php?topic=88437.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Summa kablage</text:p>
          </table:table-cell>
          <table:table-cell table:formula="of:=[.F47]" office:value-type="float" office:value="2418" calcext:value-type="float">
            <text:p>2418,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ETC-pa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kt (W)</text:p>
          </table:table-cell>
          <table:table-cell office:value-type="float" office:value="275" calcext:value-type="float">
            <text:p>275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ckepris (kr)</text:p>
          </table:table-cell>
          <table:table-cell office:value-type="float" office:value="1410" calcext:value-type="float">
            <text:p>1410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äxelriktare</text:p>
          </table:table-cell>
          <table:table-cell table:style-name="ce12" office:value-type="string" calcext:value-type="string">
            <text:p>STP 5000 TL</text:p>
          </table:table-cell>
          <table:table-cell table:style-name="ce12" office:value-type="string" calcext:value-type="string">
            <text:p>Powerstocc 5.5</text:p>
          </table:table-cell>
          <table:table-cell table:style-name="ce12" office:value-type="string" calcext:value-type="string">
            <text:p>PVI-10.0-TL-0UTD-S</text:p>
          </table:table-cell>
          <table:table-cell table:style-name="ce12" office:value-type="string" calcext:value-type="string">
            <text:p>SG_10KTL_EC</text:p>
          </table:table-cell>
          <table:table-cell office:value-type="string" calcext:value-type="string">
            <text:p>YC1000-3 (3 st)</text:p>
          </table:table-cell>
          <table:table-cell office:value-type="string" calcext:value-type="string">
            <text:p>https://www.ev-power.eu/GridFree-Inverters/YC1000-2m-outdoor-trumk-cable-230-400V-25A-3phase.htm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illverkare</text:p>
          </table:table-cell>
          <table:table-cell table:style-name="ce12" table:number-columns-repeated="4"/>
          <table:table-cell office:value-type="string" calcext:value-type="string">
            <text:p>Apsyst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kt (W)</text:p>
          </table:table-cell>
          <table:table-cell table:style-name="ce5" office:value-type="float" office:value="5000" calcext:value-type="float">
            <text:p>5000,00</text:p>
          </table:table-cell>
          <table:table-cell table:style-name="ce5" office:value-type="float" office:value="5500" calcext:value-type="float">
            <text:p>5500,00</text:p>
          </table:table-cell>
          <table:table-cell table:number-columns-repeated="2" table:style-name="ce5" office:value-type="float" office:value="10000" calcext:value-type="float">
            <text:p>10000,00</text:p>
          </table:table-cell>
          <table:table-cell table:formula="of:=900*3" office:value-type="float" office:value="2700" calcext:value-type="float">
            <text:p>27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 (kr)</text:p>
          </table:table-cell>
          <table:table-cell table:style-name="ce5" office:value-type="float" office:value="18963" calcext:value-type="float">
            <text:p>18963,00</text:p>
          </table:table-cell>
          <table:table-cell table:style-name="ce5" office:value-type="float" office:value="16428" calcext:value-type="float">
            <text:p>16428,00</text:p>
          </table:table-cell>
          <table:table-cell table:style-name="ce5" office:value-type="float" office:value="23805" calcext:value-type="float">
            <text:p>23805,00</text:p>
          </table:table-cell>
          <table:table-cell table:style-name="ce5" office:value-type="float" office:value="20075" calcext:value-type="float">
            <text:p>20075,00</text:p>
          </table:table-cell>
          <table:table-cell table:formula="of:=2500*3" office:value-type="float" office:value="7500" calcext:value-type="float">
            <text:p>75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al ETC-paneler</text:p>
          </table:table-cell>
          <table:table-cell table:style-name="ce13" table:formula="of:=CEILING([.B58]/[.$B$53])" office:value-type="float" office:value="19" calcext:value-type="float">
            <text:p>19</text:p>
          </table:table-cell>
          <table:table-cell table:style-name="ce13" table:formula="of:=CEILING([.C58]/[.$B$53])" office:value-type="float" office:value="20" calcext:value-type="float">
            <text:p>20</text:p>
          </table:table-cell>
          <table:table-cell table:style-name="ce13" table:formula="of:=CEILING([.D58]/[.$B$53])" office:value-type="float" office:value="37" calcext:value-type="float">
            <text:p>37</text:p>
          </table:table-cell>
          <table:table-cell table:style-name="ce13" table:formula="of:=CEILING([.E58]/[.$B$53])" office:value-type="float" office:value="37" calcext:value-type="float">
            <text:p>37</text:p>
          </table:table-cell>
          <table:table-cell table:style-name="ce14" table:formula="of:=CEILING([.F58]/[.$B$5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avrundat</text:p>
          </table:table-cell>
          <table:table-cell table:style-name="ce6" table:formula="of:=CEILING([.B60]/5)*5" office:value-type="float" office:value="20" calcext:value-type="float">
            <text:p>20</text:p>
          </table:table-cell>
          <table:table-cell table:style-name="ce6" table:formula="of:=CEILING([.C60]/5)*5" office:value-type="float" office:value="20" calcext:value-type="float">
            <text:p>20</text:p>
          </table:table-cell>
          <table:table-cell table:style-name="ce6" table:formula="of:=CEILING([.D60]/5)*5" office:value-type="float" office:value="40" calcext:value-type="float">
            <text:p>40</text:p>
          </table:table-cell>
          <table:table-cell table:style-name="ce6" table:formula="of:=CEILING([.E60]/5)*5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2018</text:p>
          </table:table-cell>
          <table:table-cell table:style-name="ce6" table:formula="of:=[.$C$5]" office:value-type="float" office:value="10" calcext:value-type="float">
            <text:p>10</text:p>
          </table:table-cell>
          <table:table-cell table:style-name="ce6" table:formula="of:=[.$C$5]" office:value-type="float" office:value="10" calcext:value-type="float">
            <text:p>10</text:p>
          </table:table-cell>
          <table:table-cell table:style-name="ce6" table:formula="of:=[.$C$5]" office:value-type="float" office:value="10" calcext:value-type="float">
            <text:p>10</text:p>
          </table:table-cell>
          <table:table-cell table:style-name="ce6" table:formula="of:=[.$C$5]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stnad paneler</text:p>
          </table:table-cell>
          <table:table-cell table:style-name="ce5" table:formula="of:=[.B62]*[.$B$54]" office:value-type="float" office:value="14100" calcext:value-type="float">
            <text:p>14100,00</text:p>
          </table:table-cell>
          <table:table-cell table:style-name="ce5" table:formula="of:=[.C62]*[.$B$54]" office:value-type="float" office:value="14100" calcext:value-type="float">
            <text:p>14100,00</text:p>
          </table:table-cell>
          <table:table-cell table:style-name="ce5" table:formula="of:=[.D62]*[.$B$54]" office:value-type="float" office:value="14100" calcext:value-type="float">
            <text:p>14100,00</text:p>
          </table:table-cell>
          <table:table-cell table:style-name="ce5" table:formula="of:=[.E62]*[.$B$54]" office:value-type="float" office:value="14100" calcext:value-type="float">
            <text:p>14100,00</text:p>
          </table:table-cell>
          <table:table-cell table:style-name="ce5" table:formula="of:=[.F62]*[.$B$54]" office:value-type="float" office:value="14100" calcext:value-type="float">
            <text:p>14100,00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otal 2018</text:p>
          </table:table-cell>
          <table:table-cell table:style-name="ce5" table:formula="of:=[.B59]+[.B63]+[.$F$70]" office:value-type="float" office:value="39624.9453565" calcext:value-type="float">
            <text:p>39624,95</text:p>
          </table:table-cell>
          <table:table-cell table:style-name="ce5" table:formula="of:=[.C59]+[.C63]+[.$F$70]" office:value-type="float" office:value="37089.9453565" calcext:value-type="float">
            <text:p>37089,95</text:p>
          </table:table-cell>
          <table:table-cell table:style-name="ce5" table:formula="of:=[.D59]+[.D63]+[.$F$70]" office:value-type="float" office:value="44466.9453565" calcext:value-type="float">
            <text:p>44466,95</text:p>
          </table:table-cell>
          <table:table-cell table:style-name="ce5" table:formula="of:=[.E59]+[.E63]+[.$F$70]" office:value-type="float" office:value="40736.9453565" calcext:value-type="float">
            <text:p>40736,95</text:p>
          </table:table-cell>
          <table:table-cell table:formula="of:=[.F68]+[.$F$70]+[.F72]+[.F74]" office:value-type="float" office:value="33161.9453565" calcext:value-type="float">
            <text:p>33161,9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Paneler</text:p>
          </table:table-cell>
          <table:table-cell table:formula="of:=[.F62]*[.$B$54]" office:value-type="float" office:value="14100" calcext:value-type="float">
            <text:p>14100,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8" office:value-type="string" calcext:value-type="string">
            <text:p>Material</text:p>
          </table:table-cell>
          <table:table-cell table:formula="of:=[.F16]+[.F34]+[.F50]" office:value-type="float" office:value="6561.9453565" calcext:value-type="float">
            <text:p>6561,95</text:p>
          </table:table-cell>
          <table:table-cell table:style-name="Default" office:value-type="string" calcext:value-type="string">
            <text:p>Avrunda till 9000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Invertrar</text:p>
          </table:table-cell>
          <table:table-cell table:formula="of:=[.F59]" office:value-type="float" office:value="7500" calcext:value-type="float">
            <text:p>7500,0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Elektriker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00-00-00</text:date>, <text:time style:data-style-name="N2" text:time-value="14:05:51.965636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7-12-21T12:13:29.030066718</meta:creation-date>
    <meta:generator>LibreOffice/5.2.7.2$Linux_X86_64 LibreOffice_project/20m0$Build-2</meta:generator>
    <dc:date>2018-06-12T14:08:15.046532260</dc:date>
    <dc:creator>Tomas Härdin</dc:creator>
    <meta:editing-duration>PT12H43M11S</meta:editing-duration>
    <meta:editing-cycles>125</meta:editing-cycles>
    <meta:document-statistic meta:table-count="1" meta:cell-count="226" meta:object-count="0"/>
  </office:meta>
</office:document-meta>
</file>